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1" svg:font-family="'DejaVu Math TeX Gyre'"/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5.408cm" fo:min-width="5.158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034cm" fo:min-width="0cm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 fo:min-height="11.55cm" fo:min-width="11.7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88cm"/>
    </style:style>
    <style:style style:name="gr6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DejaVu Math TeX Gyre" fo:font-size="8pt" style:font-size-asian="8pt" style:font-size-complex="8pt"/>
    </style:style>
    <style:style style:name="P4" style:family="paragraph">
      <style:text-properties style:font-name="DejaVu Math TeX Gyre" fo:font-size="10pt" style:font-size-asian="10pt" style:font-size-complex="10pt"/>
    </style:style>
    <style:style style:name="P5" style:family="paragraph">
      <loext:graphic-properties draw:fill="none" draw:fill-color="#ffffff"/>
      <style:text-properties style:font-name="DejaVu Math TeX Gyre" fo:font-size="10pt" style:font-size-asian="10pt" style:font-size-complex="10pt"/>
    </style:style>
    <style:style style:name="P6" style:family="paragraph">
      <style:text-properties style:text-position="0% 100%" style:font-name="DejaVu Math TeX Gyre" fo:font-size="10pt" style:font-size-asian="10pt" style:font-size-complex="10pt"/>
    </style:style>
    <style:style style:name="P7" style:family="paragraph">
      <loext:graphic-properties draw:fill="none" draw:fill-color="#ffffff"/>
      <style:text-properties style:text-position="0% 100%" style:font-name="DejaVu Math TeX Gyre" fo:font-size="10pt" style:font-size-asian="10pt" style:font-size-complex="10pt"/>
    </style:style>
    <style:style style:name="T1" style:family="text">
      <style:text-properties style:font-name="DejaVu Math TeX Gyre" fo:font-size="8pt" style:font-size-asian="8pt" style:font-size-complex="8pt"/>
    </style:style>
    <style:style style:name="T2" style:family="text">
      <style:text-properties style:font-name="DejaVu Math TeX Gyre" fo:font-size="10pt" style:font-size-asian="10pt" style:font-size-complex="10pt"/>
    </style:style>
    <style:style style:name="T3" style:family="text">
      <style:text-properties style:text-position="-33% 58%" style:font-name="DejaVu Math TeX Gyre" fo:font-size="10pt" style:font-size-asian="10pt" style:font-size-complex="10pt"/>
    </style:style>
    <style:style style:name="T4" style:family="text">
      <style:text-properties style:text-position="0% 100%" style:font-name="DejaVu Math TeX Gyre1" fo:font-size="10pt" style:font-name-asian="DejaVu Math TeX Gyre1" style:font-size-asian="10pt" style:font-name-complex="DejaVu Math TeX Gyre1" style:font-size-complex="10pt"/>
    </style:style>
    <style:style style:name="T5" style:family="text">
      <style:text-properties style:text-position="-33% 58%" style:font-name="DejaVu Math TeX Gyre1" fo:font-size="10pt" style:font-name-asian="DejaVu Math TeX Gyre1" style:font-size-asian="10pt" style:font-name-complex="DejaVu Math TeX Gyre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cm" svg:height="8cm" svg:x="10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0.4cm" svg:height="0.4cm" svg:x="13.8cm" svg:y="3.3cm">
          <text:p text:style-name="P2"><text:span text:style-name="T1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cm" svg:height="0.4cm" svg:x="13.8cm" svg:y="10.3cm">
          <text:p text:style-name="P2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cm" svg:height="0.4cm" svg:x="16.83cm" svg:y="5.05cm">
          <text:p text:style-name="P2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0.4cm" svg:height="0.4cm" svg:x="16.83cm" svg:y="8.55cm">
          <text:p text:style-name="P2"><text:span text:style-name="T1">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0.4cm" svg:height="0.4cm" svg:x="10.77cm" svg:y="8.55cm">
          <text:p text:style-name="P2"><text:span text:style-name="T1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cm" svg:height="0.4cm" svg:x="10.77cm" svg:y="5.05cm">
          <text:p text:style-name="P2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2.2cm" svg:height="11.8cm" svg:x="5.9cm" svg:y="1.3cm">
          <text:p/>
          <draw:enhanced-geometry svg:viewBox="0 0 21600 21600" draw:type="rectangle" draw:enhanced-path="M 0 0 L 21600 0 21600 21600 0 21600 0 0 Z N"/>
        </draw:custom-shape>
        <draw:connector draw:style-name="gr4" draw:text-style-name="P1" xml:id="id2" draw:id="id2" draw:layer="layout" draw:type="line" svg:x1="14cm" svg:y1="3.3cm" svg:x2="13.993cm" svg:y2="1.985cm" draw:start-shape="id1" draw:start-glue-point="4" svg:d="M14000 3300l-7-1315" svg:viewBox="0 0 8 1316">
          <text:p/>
        </draw:connector>
        <draw:connector draw:style-name="gr4" draw:text-style-name="P1" draw:layer="layout" draw:type="line" svg:x1="13.993cm" svg:y1="1.985cm" svg:x2="5.979cm" svg:y2="1.985cm" draw:start-shape="id2" draw:start-glue-point="3" svg:d="M13993 1985h-8014" svg:viewBox="0 0 8015 1">
          <text:p/>
        </draw:connector>
        <draw:connector draw:style-name="gr4" draw:text-style-name="P1" xml:id="id6" draw:id="id6" draw:layer="layout" draw:type="line" svg:x1="17.03cm" svg:y1="8.95cm" svg:x2="17.03cm" svg:y2="13cm" draw:start-shape="id3" draw:start-glue-point="8" svg:d="M17030 8950v4050" svg:viewBox="0 0 1 4051">
          <text:p/>
        </draw:connector>
        <draw:connector draw:style-name="gr4" draw:text-style-name="P1" xml:id="id5" draw:id="id5" draw:layer="layout" draw:type="line" svg:x1="10.97cm" svg:y1="8.95cm" svg:x2="10.97cm" svg:y2="10.99cm" draw:start-shape="id4" draw:start-glue-point="8" svg:d="M10970 8950v2040" svg:viewBox="0 0 1 2041">
          <text:p/>
        </draw:connector>
        <draw:connector draw:style-name="gr4" draw:text-style-name="P1" draw:layer="layout" draw:type="line" svg:x1="10.97cm" svg:y1="10.99cm" svg:x2="5.989cm" svg:y2="10.969cm" draw:start-shape="id5" draw:start-glue-point="3" svg:d="M10970 10990l-4981-21" svg:viewBox="0 0 4982 22">
          <text:p/>
        </draw:connector>
        <draw:connector draw:style-name="gr4" draw:text-style-name="P1" draw:layer="layout" draw:type="line" svg:x1="17.03cm" svg:y1="13cm" svg:x2="5.989cm" svg:y2="12.989cm" draw:start-shape="id6" draw:start-glue-point="3" svg:d="M17030 13000l-11041-11" svg:viewBox="0 0 11042 12">
          <text:p/>
        </draw:connector>
        <draw:frame draw:style-name="gr5" draw:text-style-name="P5" draw:layer="layout" svg:width="1cm" svg:height="1.038cm" svg:x="5.8cm" svg:y="1.3cm">
          <draw:text-box>
            <text:p text:style-name="P4"><text:span text:style-name="T2">U</text:span><text:span text:style-name="T3">1</text:span></text:p>
          </draw:text-box>
        </draw:frame>
        <draw:frame draw:style-name="gr5" draw:text-style-name="P5" draw:layer="layout" svg:width="1cm" svg:height="1.038cm" svg:x="5.8cm" svg:y="10.3cm">
          <draw:text-box>
            <text:p text:style-name="P4"><text:span text:style-name="T2">U</text:span><text:span text:style-name="T3">3</text:span></text:p>
          </draw:text-box>
        </draw:frame>
        <draw:frame draw:style-name="gr5" draw:text-style-name="P5" draw:layer="layout" svg:width="1cm" svg:height="1.038cm" svg:x="5.8cm" svg:y="12.3cm">
          <draw:text-box>
            <text:p text:style-name="P4"><text:span text:style-name="T2">U</text:span><text:span text:style-name="T3">2</text:span></text:p>
          </draw:text-box>
        </draw:frame>
        <draw:line draw:style-name="gr6" draw:text-style-name="P1" draw:layer="layout" svg:x1="14cm" svg:y1="7cm" svg:x2="17cm" svg:y2="7cm">
          <text:p/>
        </draw:line>
        <draw:line draw:style-name="gr6" draw:text-style-name="P1" draw:layer="layout" svg:x1="14cm" svg:y1="7cm" svg:x2="12.5cm" svg:y2="9.598cm">
          <text:p/>
        </draw:line>
        <draw:line draw:style-name="gr6" draw:text-style-name="P1" draw:layer="layout" svg:x1="14cm" svg:y1="7cm" svg:x2="12.5cm" svg:y2="4.402cm">
          <text:p/>
        </draw:line>
        <draw:frame draw:style-name="gr5" draw:text-style-name="P7" draw:layer="layout" svg:width="1cm" svg:height="1.038cm" svg:x="16.2cm" svg:y="6.3cm">
          <draw:text-box>
            <text:p text:style-name="P6"><text:span text:style-name="T4">Φ</text:span><text:span text:style-name="T5">1</text:span></text:p>
          </draw:text-box>
        </draw:frame>
        <draw:frame draw:style-name="gr5" draw:text-style-name="P7" draw:layer="layout" svg:width="1cm" svg:height="1.038cm" svg:x="12.6cm" svg:y="9.1cm">
          <draw:text-box>
            <text:p text:style-name="P6"><text:span text:style-name="T4">Φ</text:span><text:span text:style-name="T5">2</text:span></text:p>
          </draw:text-box>
        </draw:frame>
        <draw:frame draw:style-name="gr5" draw:text-style-name="P7" draw:layer="layout" svg:width="1cm" svg:height="1.038cm" svg:x="12.6cm" svg:y="4.3cm">
          <draw:text-box>
            <text:p text:style-name="P6"><text:span text:style-name="T4">Φ</text:span><text:span text:style-name="T5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1" svg:font-family="'DejaVu Math TeX Gyre'"/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0T09:20:14.318553850</meta:creation-date>
    <dc:date>2020-10-20T19:50:11.157095057</dc:date>
    <meta:editing-duration>PT26M6S</meta:editing-duration>
    <meta:editing-cycles>9</meta:editing-cycles>
    <meta:generator>LibreOffice/6.1.5.2$Linux_X86_64 LibreOffice_project/10$Build-2</meta:generator>
    <meta:document-statistic meta:object-count="23"/>
  </office:meta>
</office:document-meta>
</file>